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379437024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1321111872">
          <text:deletion>
            <office:change-info>
              <dc:creator>Bob Jacobsen</dc:creator>
              <dc:date>2010-10-10T10:52:00</dc:date>
            </office:change-info>
            <text:h text:style-name="Heading_20_1" text:outline-level="1">Title</text:h>
          </text:deletion>
        </text:changed-region>
        <text:changed-region text:id="ct1379437120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1408350400">
          <text:deletion>
            <office:change-info>
              <dc:creator>Bob Jacobsen</dc:creator>
              <dc:date>2010-10-10T10:5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1408350496">
          <text:insertion>
            <office:change-info>
              <dc:creator>Bob Jacobsen</dc:creator>
              <dc:date>2010-10-10T10:53:00</dc:date>
            </office:change-info>
          </text:insertion>
        </text:changed-region>
        <text:changed-region text:id="ct1408190320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1408369312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hange-start text:change-id="ct1379437024"/>Introduction (Informative)</text:h>
      <text:p text:style-name="Standard">Minimal introductory material, only the stuff that's absolutely needed to understand the Standard.</text:p>
      <text:h text:style-name="Heading_20_1" text:outline-level="1">Intended Use (Normative)</text:h>
      <text:p text:style-name="Standard">Any limitations to the area of use of the Standard.</text:p>
      <text:h text:style-name="Heading_20_1" text:outline-level="1"><text:change-end text:change-id="ct1379437024"/><text:change text:change-id="ct1321111872"/><text:change-start text:change-id="ct1379437120"/>Reference and Context (Normative)<text:change-end text:change-id="ct1379437120"/></text:h>
      <text:p text:style-name="Standard"><text:change text:change-id="ct1408350400"/><text:change-start text:change-id="ct1408350496"/>Citations to other docs, as needed.<text:change-end text:change-id="ct1408350496"/>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1408190320"/></text:h>
      <text:h text:style-name="Heading_20_2" text:outline-level="2">Subsection Title</text:h>
      <text:h text:style-name="Heading_20_3" text:outline-level="3">Sub-subsection Title<text:change-end text:change-id="ct1408190320"/></text:h>
      <text:p text:style-name="Standard">Praesent gravida pulvinar vehicula. Vivamus eu nisl eget sem rutrum suscipit id a magna. Integer id ante odio. </text:p>
      <text:list xml:id="list2136504359" text:style-name="L1">
        <text:list-item>
          <text:p text:style-name="P10"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<text:change-start text:change-id="ct1408369312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140836931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44081947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44081961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440819472"/><text:change-start text:change-id="ct1440819616"/>OpenLCB-CAN Praesent Gravida Standard<text:change-end text:change-id="ct1440819616"/></text:p>
      </style:header>
      <style:footer>
        <text:tracked-changes>
          <text:changed-region text:id="ct144081630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44082532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44081347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440816304"/><text:change-start text:change-id="ct1440825328"/><text:span text:style-name="MT2">Copyright 2010, by J. Day, D. Harris, B. Jacobsen, and A. Shepherd</text:span><text:change-end text:change-id="ct1440825328"/><text:change text:change-id="ct1440813472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3:27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44083828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4408371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440835488">
            <text:insertion>
              <office:change-info>
                <dc:creator>Bob Jacobsen</dc:creator>
                <dc:date>2010-10-10T10:53:00</dc:date>
              </office:change-info>
            </text:insertion>
          </text:changed-region>
          <text:changed-region text:id="ct1440835584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144083606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44084179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44084192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204957232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440838288"/><text:change-start text:change-id="ct1440837184"/>OpenLCB S<text:change-end text:change-id="ct1440837184"/><text:change-start text:change-id="ct1440835488"/>tandard<text:change-end text:change-id="ct144083548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1440835584"/>(title)<text:change-end text:change-id="ct144083558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440836064"/><text:change-start text:change-id="ct1440841792"/><text:date style:data-style-name="N37" text:date-value="2010-10-08T17:19:56" text:fixed="true">10/08/10</text:date><text:change-end text:change-id="ct1440841792"/></text:p>
            </table:table-cell>
            <table:table-cell table:style-name="Table1.C1" office:value-type="string">
              <text:p text:style-name="MP7"><text:change text:change-id="ct1440841920"/><text:change-start text:change-id="ct1204957232"/>Preliminary<text:change-end text:change-id="ct1204957232"/></text:p>
            </table:table-cell>
          </table:table-row>
        </table:table>
        <text:p text:style-name="Header"/>
      </style:header>
      <style:footer>
        <text:tracked-changes>
          <text:changed-region text:id="ct140820012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34991776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40802283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408200128"/><text:change-start text:change-id="ct1349917760"/><text:span text:style-name="MT5">10</text:span><text:change-end text:change-id="ct1349917760"/><text:span text:style-name="MT5">, by J. Day, D. Harris, B. Jacobsen, </text:span><text:change text:change-id="ct1408022832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3:27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4</meta:editing-cycles>
    <meta:editing-duration>PT11H36M23S</meta:editing-duration>
    <meta:generator>OpenOffice.org/3.2$Unix OpenOffice.org_project/320m18$Build-9502</meta:generator>
    <dc:date>2010-10-10T12:13:27</dc:date>
    <dc:creator>Bob Jacobsen</dc:creator>
    <meta:document-statistic meta:table-count="1" meta:image-count="1" meta:object-count="0" meta:page-count="2" meta:paragraph-count="41" meta:word-count="372" meta:character-count="2592"/>
    <meta:user-defined meta:name="Info 1"/>
    <meta:user-defined meta:name="Info 2"/>
    <meta:user-defined meta:name="Info 3"/>
    <meta:user-defined meta:name="Info 4"/>
  </office:meta>
</office:document-meta>
</file>